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f36b</text:p>
          </table:table-cell>
          <table:table-cell table:style-name="ce21" table:formula="of:=HEX2DEC([.C174])" office:value-type="float" office:value="324459" calcext:value-type="float">
            <text:p>324459</text:p>
          </table:table-cell>
          <table:table-cell table:style-name="ce31" table:formula="of:=[.B174]/([.D174]/985000)/1024" office:value-type="float" office:value="25.4101918260474" calcext:value-type="float">
            <text:p>25,41</text:p>
          </table:table-cell>
          <table:table-cell table:style-name="ce35" table:formula="of:=[.D174]/985000" office:value-type="float" office:value="0.3294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e1a6</text:p>
          </table:table-cell>
          <table:table-cell table:style-name="ce21" table:formula="of:=HEX2DEC([.C175])" office:value-type="float" office:value="1827238" calcext:value-type="float">
            <text:p>1827238</text:p>
          </table:table-cell>
          <table:table-cell table:style-name="ce31" table:formula="of:=[.B175]/([.D175]/985000)/1024" office:value-type="float" office:value="20.4181386486736" calcext:value-type="float">
            <text:p>20,42</text:p>
          </table:table-cell>
          <table:table-cell table:style-name="ce35" table:formula="of:=[.D175]/985000" office:value-type="float" office:value="1.85506395939086" calcext:value-type="float">
            <text:p>1,8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70e8</text:p>
          </table:table-cell>
          <table:table-cell table:style-name="ce21" table:formula="of:=HEX2DEC([.C176])" office:value-type="float" office:value="684264" calcext:value-type="float">
            <text:p>684264</text:p>
          </table:table-cell>
          <table:table-cell table:style-name="ce31" table:formula="of:=[.B176]/([.D176]/985000)/1024" office:value-type="float" office:value="26.2737391242634" calcext:value-type="float">
            <text:p>26,27</text:p>
          </table:table-cell>
          <table:table-cell table:style-name="ce35" table:formula="of:=[.D176]/985000" office:value-type="float" office:value="0.694684263959391" calcext:value-type="float">
            <text:p>0,6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a4d7</text:p>
          </table:table-cell>
          <table:table-cell table:style-name="ce21" table:formula="of:=HEX2DEC([.C177])" office:value-type="float" office:value="238807" calcext:value-type="float">
            <text:p>238807</text:p>
          </table:table-cell>
          <table:table-cell table:style-name="ce31" table:formula="of:=[.B177]/([.D177]/985000)/1024" office:value-type="float" office:value="26.3028254118388" calcext:value-type="float">
            <text:p>26,30</text:p>
          </table:table-cell>
          <table:table-cell table:style-name="ce35" table:formula="of:=[.D177]/985000" office:value-type="float" office:value="0.242443654822335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cb96</text:p>
          </table:table-cell>
          <table:table-cell table:style-name="ce21" table:formula="of:=HEX2DEC([.C178])" office:value-type="float" office:value="773014" calcext:value-type="float">
            <text:p>773014</text:p>
          </table:table-cell>
          <table:table-cell table:style-name="ce31" table:formula="of:=[.B178]/([.D178]/985000)/1024" office:value-type="float" office:value="19.7531012738773" calcext:value-type="float">
            <text:p>19,75</text:p>
          </table:table-cell>
          <table:table-cell table:style-name="ce35" table:formula="of:=[.D178]/985000" office:value-type="float" office:value="0.784785786802031" calcext:value-type="float">
            <text:p>0,7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86f2</text:p>
          </table:table-cell>
          <table:table-cell table:style-name="ce21" table:formula="of:=HEX2DEC([.C179])" office:value-type="float" office:value="362226" calcext:value-type="float">
            <text:p>362226</text:p>
          </table:table-cell>
          <table:table-cell table:style-name="ce31" table:formula="of:=[.B179]/([.D179]/985000)/1024" office:value-type="float" office:value="18.7588989677715" calcext:value-type="float">
            <text:p>18,76</text:p>
          </table:table-cell>
          <table:table-cell table:style-name="ce35" table:formula="of:=[.D179]/985000" office:value-type="float" office:value="0.367742131979695" calcext:value-type="float">
            <text:p>0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633d</text:p>
          </table:table-cell>
          <table:table-cell table:style-name="ce21" table:formula="of:=HEX2DEC([.C180])" office:value-type="float" office:value="90941" calcext:value-type="float">
            <text:p>90941</text:p>
          </table:table-cell>
          <table:table-cell table:style-name="ce31" table:formula="of:=[.B180]/([.D180]/985000)/1024" office:value-type="float" office:value="18.5209259128171" calcext:value-type="float">
            <text:p>18,52</text:p>
          </table:table-cell>
          <table:table-cell table:style-name="ce35" table:formula="of:=[.D180]/985000" office:value-type="float" office:value="0.0923258883248731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602</text:p>
          </table:table-cell>
          <table:table-cell table:style-name="ce21" table:formula="of:=HEX2DEC([.C181])" office:value-type="float" office:value="42498" calcext:value-type="float">
            <text:p>42498</text:p>
          </table:table-cell>
          <table:table-cell table:style-name="ce31" table:formula="of:=[.B181]/([.D181]/985000)/1024" office:value-type="float" office:value="29.017220295661" calcext:value-type="float">
            <text:p>29,02</text:p>
          </table:table-cell>
          <table:table-cell table:style-name="ce35" table:formula="of:=[.D181]/985000" office:value-type="float" office:value="0.0431451776649746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51136</text:p>
          </table:table-cell>
          <table:table-cell table:style-name="ce21" table:formula="of:=HEX2DEC([.C182])" office:value-type="float" office:value="332086" calcext:value-type="float">
            <text:p>332086</text:p>
          </table:table-cell>
          <table:table-cell table:style-name="ce31" table:formula="of:=[.B182]/([.D182]/985000)/1024" office:value-type="float" office:value="20.7684871633402" calcext:value-type="float">
            <text:p>20,77</text:p>
          </table:table-cell>
          <table:table-cell table:style-name="ce35" table:formula="of:=[.D182]/985000" office:value-type="float" office:value="0.337143147208122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c990</text:p>
          </table:table-cell>
          <table:table-cell table:style-name="ce21" table:formula="of:=HEX2DEC([.C183])" office:value-type="float" office:value="313744" calcext:value-type="float">
            <text:p>313744</text:p>
          </table:table-cell>
          <table:table-cell table:style-name="ce31" table:formula="of:=[.B183]/([.D183]/985000)/1024" office:value-type="float" office:value="21.4675731348647" calcext:value-type="float">
            <text:p>21,47</text:p>
          </table:table-cell>
          <table:table-cell table:style-name="ce35" table:formula="of:=[.D183]/985000" office:value-type="float" office:value="0.318521827411167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b4a26</text:p>
          </table:table-cell>
          <table:table-cell table:style-name="ce21" table:formula="of:=HEX2DEC([.C184])" office:value-type="float" office:value="739878" calcext:value-type="float">
            <text:p>739878</text:p>
          </table:table-cell>
          <table:table-cell table:style-name="ce31" table:formula="of:=[.B184]/([.D184]/985000)/1024" office:value-type="float" office:value="19.3064584000673" calcext:value-type="float">
            <text:p>19,31</text:p>
          </table:table-cell>
          <table:table-cell table:style-name="ce35" table:formula="of:=[.D184]/985000" office:value-type="float" office:value="0.751145177664975" calcext:value-type="float">
            <text:p>0,7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5128</text:p>
          </table:table-cell>
          <table:table-cell table:style-name="ce21" table:formula="of:=HEX2DEC([.C185])" office:value-type="float" office:value="217384" calcext:value-type="float">
            <text:p>217384</text:p>
          </table:table-cell>
          <table:table-cell table:style-name="ce31" table:formula="of:=[.B185]/([.D185]/985000)/1024" office:value-type="float" office:value="20.3990350169516" calcext:value-type="float">
            <text:p>20,40</text:p>
          </table:table-cell>
          <table:table-cell table:style-name="ce35" table:formula="of:=[.D185]/985000" office:value-type="float" office:value="0.220694416243655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85b6</text:p>
          </table:table-cell>
          <table:table-cell table:style-name="ce21" table:formula="of:=HEX2DEC([.C186])" office:value-type="float" office:value="492982" calcext:value-type="float">
            <text:p>492982</text:p>
          </table:table-cell>
          <table:table-cell table:style-name="ce31" table:formula="of:=[.B186]/([.D186]/985000)/1024" office:value-type="float" office:value="31.7872498228891" calcext:value-type="float">
            <text:p>31,79</text:p>
          </table:table-cell>
          <table:table-cell table:style-name="ce35" table:formula="of:=[.D186]/985000" office:value-type="float" office:value="0.500489340101523" calcext:value-type="float">
            <text:p>0,5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d92</text:p>
          </table:table-cell>
          <table:table-cell table:style-name="ce21" table:formula="of:=HEX2DEC([.C187])" office:value-type="float" office:value="73106" calcext:value-type="float">
            <text:p>73106</text:p>
          </table:table-cell>
          <table:table-cell table:style-name="ce31" table:formula="of:=[.B187]/([.D187]/985000)/1024" office:value-type="float" office:value="20.118274855176" calcext:value-type="float">
            <text:p>20,12</text:p>
          </table:table-cell>
          <table:table-cell table:style-name="ce35" table:formula="of:=[.D187]/985000" office:value-type="float" office:value="0.0742192893401015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6b5d</text:p>
          </table:table-cell>
          <table:table-cell table:style-name="ce21" table:formula="of:=HEX2DEC([.C188])" office:value-type="float" office:value="224093" calcext:value-type="float">
            <text:p>224093</text:p>
          </table:table-cell>
          <table:table-cell table:style-name="ce31" table:formula="of:=[.B188]/([.D188]/985000)/1024" office:value-type="float" office:value="28.5793122860821" calcext:value-type="float">
            <text:p>28,58</text:p>
          </table:table-cell>
          <table:table-cell table:style-name="ce35" table:formula="of:=[.D188]/985000" office:value-type="float" office:value="0.227505583756345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2c88</text:p>
          </table:table-cell>
          <table:table-cell table:style-name="ce21" table:formula="of:=HEX2DEC([.C189])" office:value-type="float" office:value="339080" calcext:value-type="float">
            <text:p>339080</text:p>
          </table:table-cell>
          <table:table-cell table:style-name="ce31" table:formula="of:=[.B189]/([.D189]/985000)/1024" office:value-type="float" office:value="22.5187974169075" calcext:value-type="float">
            <text:p>22,52</text:p>
          </table:table-cell>
          <table:table-cell table:style-name="ce35" table:formula="of:=[.D189]/985000" office:value-type="float" office:value="0.34424365482233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c1eb</text:p>
          </table:table-cell>
          <table:table-cell table:style-name="ce21" table:formula="of:=HEX2DEC([.C190])" office:value-type="float" office:value="836075" calcext:value-type="float">
            <text:p>836075</text:p>
          </table:table-cell>
          <table:table-cell table:style-name="ce31" table:formula="of:=[.B190]/([.D190]/985000)/1024" office:value-type="float" office:value="18.3863273424184" calcext:value-type="float">
            <text:p>18,39</text:p>
          </table:table-cell>
          <table:table-cell table:style-name="ce35" table:formula="of:=[.D190]/985000" office:value-type="float" office:value="0.848807106598985" calcext:value-type="float">
            <text:p>0,8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f31a</text:p>
          </table:table-cell>
          <table:table-cell table:style-name="ce21" table:formula="of:=HEX2DEC([.C191])" office:value-type="float" office:value="455450" calcext:value-type="float">
            <text:p>455450</text:p>
          </table:table-cell>
          <table:table-cell table:style-name="ce31" table:formula="of:=[.B191]/([.D191]/985000)/1024" office:value-type="float" office:value="21.6311863610166" calcext:value-type="float">
            <text:p>21,63</text:p>
          </table:table-cell>
          <table:table-cell table:style-name="ce35" table:formula="of:=[.D191]/985000" office:value-type="float" office:value="0.46238578680203" calcext:value-type="float">
            <text:p>0,4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367325" calcext:value-type="float">
            <text:p>8367325</text:p>
          </table:table-cell>
          <table:table-cell table:style-name="ce32" table:formula="of:=[.B192]/([.D192]/985000)/1024" office:value-type="float" office:value="21.9366977489446" calcext:value-type="float">
            <text:p>21,94</text:p>
          </table:table-cell>
          <table:table-cell table:style-name="ce36" table:formula="of:=[.D192]/985000" office:value-type="float" office:value="8.4947461928934" calcext:value-type="float">
            <text:p>8,49</text:p>
          </table:table-cell>
          <table:table-cell table:style-name="ce95" table:formula="of:=([.E192]-[.E21])/[.E21]*100" office:value-type="float" office:value="20.3705724350375" calcext:value-type="float">
            <text:p>20,37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c76</text:p>
          </table:table-cell>
          <table:table-cell table:style-name="ce21" table:formula="of:=HEX2DEC([.C197])" office:value-type="float" office:value="1092726" calcext:value-type="float">
            <text:p>1092726</text:p>
          </table:table-cell>
          <table:table-cell table:style-name="ce31" table:formula="of:=[.B197]/([.D197]/985000)/1024" office:value-type="float" office:value="7.54495219266998" calcext:value-type="float">
            <text:p>7,54</text:p>
          </table:table-cell>
          <table:table-cell table:style-name="ce35" table:formula="of:=[.D197]/985000" office:value-type="float" office:value="1.1093664974619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712</text:p>
          </table:table-cell>
          <table:table-cell table:style-name="ce21" table:formula="of:=HEX2DEC([.M197])" office:value-type="float" office:value="1423122" calcext:value-type="float">
            <text:p>1423122</text:p>
          </table:table-cell>
          <table:table-cell table:style-name="ce31" table:formula="of:=[.L197]/([.N197]/985000)/1024" office:value-type="float" office:value="5.53712190521965" calcext:value-type="float">
            <text:p>5,54</text:p>
          </table:table-cell>
          <table:table-cell table:style-name="ce35" table:formula="of:=[.N197]/985000" office:value-type="float" office:value="1.44479390862944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be42</text:p>
          </table:table-cell>
          <table:table-cell table:style-name="ce21" table:formula="of:=HEX2DEC([.C198])" office:value-type="float" office:value="3718722" calcext:value-type="float">
            <text:p>3718722</text:p>
          </table:table-cell>
          <table:table-cell table:style-name="ce31" table:formula="of:=[.B198]/([.D198]/985000)/1024" office:value-type="float" office:value="10.032693712551" calcext:value-type="float">
            <text:p>10,03</text:p>
          </table:table-cell>
          <table:table-cell table:style-name="ce35" table:formula="of:=[.D198]/985000" office:value-type="float" office:value="3.77535228426396" calcext:value-type="float">
            <text:p>3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bcd</text:p>
          </table:table-cell>
          <table:table-cell table:style-name="ce21" table:formula="of:=HEX2DEC([.M198])" office:value-type="float" office:value="1412045" calcext:value-type="float">
            <text:p>1412045</text:p>
          </table:table-cell>
          <table:table-cell table:style-name="ce31" table:formula="of:=[.L198]/([.N198]/985000)/1024" office:value-type="float" office:value="5.58055869324278" calcext:value-type="float">
            <text:p>5,58</text:p>
          </table:table-cell>
          <table:table-cell table:style-name="ce35" table:formula="of:=[.N198]/985000" office:value-type="float" office:value="1.43354822335025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e8ea</text:p>
          </table:table-cell>
          <table:table-cell table:style-name="ce21" table:formula="of:=HEX2DEC([.C199])" office:value-type="float" office:value="1304810" calcext:value-type="float">
            <text:p>1304810</text:p>
          </table:table-cell>
          <table:table-cell table:style-name="ce31" table:formula="of:=[.B199]/([.D199]/985000)/1024" office:value-type="float" office:value="13.7783844606686" calcext:value-type="float">
            <text:p>13,78</text:p>
          </table:table-cell>
          <table:table-cell table:style-name="ce35" table:formula="of:=[.D199]/985000" office:value-type="float" office:value="1.32468020304569" calcext:value-type="float">
            <text:p>1,3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d1</text:p>
          </table:table-cell>
          <table:table-cell table:style-name="ce21" table:formula="of:=HEX2DEC([.M199])" office:value-type="float" office:value="1254097" calcext:value-type="float">
            <text:p>1254097</text:p>
          </table:table-cell>
          <table:table-cell table:style-name="ce31" table:formula="of:=[.L199]/([.N199]/985000)/1024" office:value-type="float" office:value="6.2834055101001" calcext:value-type="float">
            <text:p>6,28</text:p>
          </table:table-cell>
          <table:table-cell table:style-name="ce35" table:formula="of:=[.N199]/985000" office:value-type="float" office:value="1.27319492385787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70c4</text:p>
          </table:table-cell>
          <table:table-cell table:style-name="ce21" table:formula="of:=HEX2DEC([.C200])" office:value-type="float" office:value="487620" calcext:value-type="float">
            <text:p>487620</text:p>
          </table:table-cell>
          <table:table-cell table:style-name="ce31" table:formula="of:=[.B200]/([.D200]/985000)/1024" office:value-type="float" office:value="12.8815447030987" calcext:value-type="float">
            <text:p>12,88</text:p>
          </table:table-cell>
          <table:table-cell table:style-name="ce35" table:formula="of:=[.D200]/985000" office:value-type="float" office:value="0.495045685279188" calcext:value-type="float">
            <text:p>0,5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4e3</text:p>
          </table:table-cell>
          <table:table-cell table:style-name="ce21" table:formula="of:=HEX2DEC([.M200])" office:value-type="float" office:value="1262819" calcext:value-type="float">
            <text:p>1262819</text:p>
          </table:table-cell>
          <table:table-cell table:style-name="ce31" table:formula="of:=[.L200]/([.N200]/985000)/1024" office:value-type="float" office:value="6.2400074753389" calcext:value-type="float">
            <text:p>6,24</text:p>
          </table:table-cell>
          <table:table-cell table:style-name="ce35" table:formula="of:=[.N200]/985000" office:value-type="float" office:value="1.28204974619289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579f</text:p>
          </table:table-cell>
          <table:table-cell table:style-name="ce21" table:formula="of:=HEX2DEC([.C201])" office:value-type="float" office:value="1726367" calcext:value-type="float">
            <text:p>1726367</text:p>
          </table:table-cell>
          <table:table-cell table:style-name="ce31" table:formula="of:=[.B201]/([.D201]/985000)/1024" office:value-type="float" office:value="8.84483069250339" calcext:value-type="float">
            <text:p>8,84</text:p>
          </table:table-cell>
          <table:table-cell table:style-name="ce35" table:formula="of:=[.D201]/985000" office:value-type="float" office:value="1.75265685279188" calcext:value-type="float">
            <text:p>1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f0a</text:p>
          </table:table-cell>
          <table:table-cell table:style-name="ce21" table:formula="of:=HEX2DEC([.M201])" office:value-type="float" office:value="1347338" calcext:value-type="float">
            <text:p>1347338</text:p>
          </table:table-cell>
          <table:table-cell table:style-name="ce31" table:formula="of:=[.L201]/([.N201]/985000)/1024" office:value-type="float" office:value="5.84856954973437" calcext:value-type="float">
            <text:p>5,85</text:p>
          </table:table-cell>
          <table:table-cell table:style-name="ce35" table:formula="of:=[.N201]/985000" office:value-type="float" office:value="1.36785583756345" calcext:value-type="float">
            <text:p>1,3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3fdd</text:p>
          </table:table-cell>
          <table:table-cell table:style-name="ce21" table:formula="of:=HEX2DEC([.C202])" office:value-type="float" office:value="999389" calcext:value-type="float">
            <text:p>999389</text:p>
          </table:table-cell>
          <table:table-cell table:style-name="ce31" table:formula="of:=[.B202]/([.D202]/985000)/1024" office:value-type="float" office:value="6.7991151968853" calcext:value-type="float">
            <text:p>6,80</text:p>
          </table:table-cell>
          <table:table-cell table:style-name="ce35" table:formula="of:=[.D202]/985000" office:value-type="float" office:value="1.01460812182741" calcext:value-type="float">
            <text:p>1,0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0d5a</text:p>
          </table:table-cell>
          <table:table-cell table:style-name="ce21" table:formula="of:=HEX2DEC([.M202])" office:value-type="float" office:value="1314138" calcext:value-type="float">
            <text:p>1314138</text:p>
          </table:table-cell>
          <table:table-cell table:style-name="ce31" table:formula="of:=[.L202]/([.N202]/985000)/1024" office:value-type="float" office:value="5.99632610882571" calcext:value-type="float">
            <text:p>6,00</text:p>
          </table:table-cell>
          <table:table-cell table:style-name="ce35" table:formula="of:=[.N202]/985000" office:value-type="float" office:value="1.33415025380711" calcext:value-type="float">
            <text:p>1,3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a94c</text:p>
          </table:table-cell>
          <table:table-cell table:style-name="ce21" table:formula="of:=HEX2DEC([.C203])" office:value-type="float" office:value="371020" calcext:value-type="float">
            <text:p>371020</text:p>
          </table:table-cell>
          <table:table-cell table:style-name="ce31" table:formula="of:=[.B203]/([.D203]/985000)/1024" office:value-type="float" office:value="4.53967851716215" calcext:value-type="float">
            <text:p>4,54</text:p>
          </table:table-cell>
          <table:table-cell table:style-name="ce35" table:formula="of:=[.D203]/985000" office:value-type="float" office:value="0.37667005076142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f4f3</text:p>
          </table:table-cell>
          <table:table-cell table:style-name="ce21" table:formula="of:=HEX2DEC([.M203])" office:value-type="float" office:value="1176819" calcext:value-type="float">
            <text:p>1176819</text:p>
          </table:table-cell>
          <table:table-cell table:style-name="ce31" table:formula="of:=[.L203]/([.N203]/985000)/1024" office:value-type="float" office:value="6.69601697457298" calcext:value-type="float">
            <text:p>6,70</text:p>
          </table:table-cell>
          <table:table-cell table:style-name="ce35" table:formula="of:=[.N203]/985000" office:value-type="float" office:value="1.19474010152284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ce2</text:p>
          </table:table-cell>
          <table:table-cell table:style-name="ce21" table:formula="of:=HEX2DEC([.C204])" office:value-type="float" office:value="244962" calcext:value-type="float">
            <text:p>244962</text:p>
          </table:table-cell>
          <table:table-cell table:style-name="ce31" table:formula="of:=[.B204]/([.D204]/985000)/1024" office:value-type="float" office:value="5.03414336968591" calcext:value-type="float">
            <text:p>5,03</text:p>
          </table:table-cell>
          <table:table-cell table:style-name="ce35" table:formula="of:=[.D204]/985000" office:value-type="float" office:value="0.248692385786802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dc6f</text:p>
          </table:table-cell>
          <table:table-cell table:style-name="ce21" table:formula="of:=HEX2DEC([.M204])" office:value-type="float" office:value="1236079" calcext:value-type="float">
            <text:p>1236079</text:p>
          </table:table-cell>
          <table:table-cell table:style-name="ce31" table:formula="of:=[.L204]/([.N204]/985000)/1024" office:value-type="float" office:value="6.37499706733955" calcext:value-type="float">
            <text:p>6,37</text:p>
          </table:table-cell>
          <table:table-cell table:style-name="ce35" table:formula="of:=[.N204]/985000" office:value-type="float" office:value="1.25490253807107" calcext:value-type="float">
            <text:p>1,2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ce2c</text:p>
          </table:table-cell>
          <table:table-cell table:style-name="ce21" table:formula="of:=HEX2DEC([.C205])" office:value-type="float" office:value="839212" calcext:value-type="float">
            <text:p>839212</text:p>
          </table:table-cell>
          <table:table-cell table:style-name="ce31" table:formula="of:=[.B205]/([.D205]/985000)/1024" office:value-type="float" office:value="8.21833318413583" calcext:value-type="float">
            <text:p>8,22</text:p>
          </table:table-cell>
          <table:table-cell table:style-name="ce35" table:formula="of:=[.D205]/985000" office:value-type="float" office:value="0.851991878172589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091</text:p>
          </table:table-cell>
          <table:table-cell table:style-name="ce21" table:formula="of:=HEX2DEC([.M205])" office:value-type="float" office:value="1429649" calcext:value-type="float">
            <text:p>1429649</text:p>
          </table:table-cell>
          <table:table-cell table:style-name="ce31" table:formula="of:=[.L205]/([.N205]/985000)/1024" office:value-type="float" office:value="5.51184241726466" calcext:value-type="float">
            <text:p>5,51</text:p>
          </table:table-cell>
          <table:table-cell table:style-name="ce35" table:formula="of:=[.N205]/985000" office:value-type="float" office:value="1.45142030456853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0ee3</text:p>
          </table:table-cell>
          <table:table-cell table:style-name="ce21" table:formula="of:=HEX2DEC([.C206])" office:value-type="float" office:value="1052387" calcext:value-type="float">
            <text:p>1052387</text:p>
          </table:table-cell>
          <table:table-cell table:style-name="ce31" table:formula="of:=[.B206]/([.D206]/985000)/1024" office:value-type="float" office:value="6.40004320238182" calcext:value-type="float">
            <text:p>6,40</text:p>
          </table:table-cell>
          <table:table-cell table:style-name="ce35" table:formula="of:=[.D206]/985000" office:value-type="float" office:value="1.06841319796954" calcext:value-type="float">
            <text:p>1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67ca</text:p>
          </table:table-cell>
          <table:table-cell table:style-name="ce21" table:formula="of:=HEX2DEC([.M206])" office:value-type="float" office:value="1337290" calcext:value-type="float">
            <text:p>1337290</text:p>
          </table:table-cell>
          <table:table-cell table:style-name="ce31" table:formula="of:=[.L206]/([.N206]/985000)/1024" office:value-type="float" office:value="5.89251396480943" calcext:value-type="float">
            <text:p>5,89</text:p>
          </table:table-cell>
          <table:table-cell table:style-name="ce35" table:formula="of:=[.N206]/985000" office:value-type="float" office:value="1.35765482233503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d424</text:p>
          </table:table-cell>
          <table:table-cell table:style-name="ce21" table:formula="of:=HEX2DEC([.C207])" office:value-type="float" office:value="1758244" calcext:value-type="float">
            <text:p>1758244</text:p>
          </table:table-cell>
          <table:table-cell table:style-name="ce31" table:formula="of:=[.B207]/([.D207]/985000)/1024" office:value-type="float" office:value="8.12425569382008" calcext:value-type="float">
            <text:p>8,12</text:p>
          </table:table-cell>
          <table:table-cell table:style-name="ce35" table:formula="of:=[.D207]/985000" office:value-type="float" office:value="1.7850192893401" calcext:value-type="float">
            <text:p>1,7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800</text:p>
          </table:table-cell>
          <table:table-cell table:style-name="ce21" table:formula="of:=HEX2DEC([.M207])" office:value-type="float" office:value="1255424" calcext:value-type="float">
            <text:p>1255424</text:p>
          </table:table-cell>
          <table:table-cell table:style-name="ce31" table:formula="of:=[.L207]/([.N207]/985000)/1024" office:value-type="float" office:value="6.27676386623165" calcext:value-type="float">
            <text:p>6,28</text:p>
          </table:table-cell>
          <table:table-cell table:style-name="ce35" table:formula="of:=[.N207]/985000" office:value-type="float" office:value="1.2745421319797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8f87</text:p>
          </table:table-cell>
          <table:table-cell table:style-name="ce21" table:formula="of:=HEX2DEC([.C208])" office:value-type="float" office:value="626567" calcext:value-type="float">
            <text:p>626567</text:p>
          </table:table-cell>
          <table:table-cell table:style-name="ce31" table:formula="of:=[.B208]/([.D208]/985000)/1024" office:value-type="float" office:value="7.07733383361237" calcext:value-type="float">
            <text:p>7,08</text:p>
          </table:table-cell>
          <table:table-cell table:style-name="ce35" table:formula="of:=[.D208]/985000" office:value-type="float" office:value="0.636108629441624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3ca2</text:p>
          </table:table-cell>
          <table:table-cell table:style-name="ce21" table:formula="of:=HEX2DEC([.M208])" office:value-type="float" office:value="1260706" calcext:value-type="float">
            <text:p>1260706</text:p>
          </table:table-cell>
          <table:table-cell table:style-name="ce31" table:formula="of:=[.L208]/([.N208]/985000)/1024" office:value-type="float" office:value="6.25046600872844" calcext:value-type="float">
            <text:p>6,25</text:p>
          </table:table-cell>
          <table:table-cell table:style-name="ce35" table:formula="of:=[.N208]/985000" office:value-type="float" office:value="1.27990456852792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b4a</text:p>
          </table:table-cell>
          <table:table-cell table:style-name="ce21" table:formula="of:=HEX2DEC([.C209])" office:value-type="float" office:value="1194826" calcext:value-type="float">
            <text:p>1194826</text:p>
          </table:table-cell>
          <table:table-cell table:style-name="ce31" table:formula="of:=[.B209]/([.D209]/985000)/1024" office:value-type="float" office:value="13.1153339416681" calcext:value-type="float">
            <text:p>13,12</text:p>
          </table:table-cell>
          <table:table-cell table:style-name="ce35" table:formula="of:=[.D209]/985000" office:value-type="float" office:value="1.21302131979695" calcext:value-type="float">
            <text:p>1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0c27</text:p>
          </table:table-cell>
          <table:table-cell table:style-name="ce21" table:formula="of:=HEX2DEC([.M209])" office:value-type="float" office:value="1444903" calcext:value-type="float">
            <text:p>1444903</text:p>
          </table:table-cell>
          <table:table-cell table:style-name="ce31" table:formula="of:=[.L209]/([.N209]/985000)/1024" office:value-type="float" office:value="5.45365329022087" calcext:value-type="float">
            <text:p>5,45</text:p>
          </table:table-cell>
          <table:table-cell table:style-name="ce35" table:formula="of:=[.N209]/985000" office:value-type="float" office:value="1.46690659898477" calcext:value-type="float">
            <text:p>1,4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15bd</text:p>
          </table:table-cell>
          <table:table-cell table:style-name="ce21" table:formula="of:=HEX2DEC([.C210])" office:value-type="float" office:value="202173" calcext:value-type="float">
            <text:p>202173</text:p>
          </table:table-cell>
          <table:table-cell table:style-name="ce31" table:formula="of:=[.B210]/([.D210]/985000)/1024" office:value-type="float" office:value="7.27479238851132" calcext:value-type="float">
            <text:p>7,27</text:p>
          </table:table-cell>
          <table:table-cell table:style-name="ce35" table:formula="of:=[.D210]/985000" office:value-type="float" office:value="0.205251776649746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197c</text:p>
          </table:table-cell>
          <table:table-cell table:style-name="ce21" table:formula="of:=HEX2DEC([.M210])" office:value-type="float" office:value="1382780" calcext:value-type="float">
            <text:p>1382780</text:p>
          </table:table-cell>
          <table:table-cell table:style-name="ce31" table:formula="of:=[.L210]/([.N210]/985000)/1024" office:value-type="float" office:value="5.69866500817194" calcext:value-type="float">
            <text:p>5,70</text:p>
          </table:table-cell>
          <table:table-cell table:style-name="ce35" table:formula="of:=[.N210]/985000" office:value-type="float" office:value="1.40383756345178" calcext:value-type="float">
            <text:p>1,4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3c4</text:p>
          </table:table-cell>
          <table:table-cell table:style-name="ce21" table:formula="of:=HEX2DEC([.C211])" office:value-type="float" office:value="652228" calcext:value-type="float">
            <text:p>652228</text:p>
          </table:table-cell>
          <table:table-cell table:style-name="ce31" table:formula="of:=[.B211]/([.D211]/985000)/1024" office:value-type="float" office:value="9.81930218899679" calcext:value-type="float">
            <text:p>9,82</text:p>
          </table:table-cell>
          <table:table-cell table:style-name="ce35" table:formula="of:=[.D211]/985000" office:value-type="float" office:value="0.662160406091371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edae</text:p>
          </table:table-cell>
          <table:table-cell table:style-name="ce21" table:formula="of:=HEX2DEC([.M211])" office:value-type="float" office:value="1306030" calcext:value-type="float">
            <text:p>1306030</text:p>
          </table:table-cell>
          <table:table-cell table:style-name="ce31" table:formula="of:=[.L211]/([.N211]/985000)/1024" office:value-type="float" office:value="6.03355206235691" calcext:value-type="float">
            <text:p>6,03</text:p>
          </table:table-cell>
          <table:table-cell table:style-name="ce35" table:formula="of:=[.N211]/985000" office:value-type="float" office:value="1.32591878172589" calcext:value-type="float">
            <text:p>1,3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1f30</text:p>
          </table:table-cell>
          <table:table-cell table:style-name="ce21" table:formula="of:=HEX2DEC([.C212])" office:value-type="float" office:value="925488" calcext:value-type="float">
            <text:p>925488</text:p>
          </table:table-cell>
          <table:table-cell table:style-name="ce31" table:formula="of:=[.B212]/([.D212]/985000)/1024" office:value-type="float" office:value="8.25042985768049" calcext:value-type="float">
            <text:p>8,25</text:p>
          </table:table-cell>
          <table:table-cell table:style-name="ce35" table:formula="of:=[.D212]/985000" office:value-type="float" office:value="0.939581725888325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5403</text:p>
          </table:table-cell>
          <table:table-cell table:style-name="ce21" table:formula="of:=HEX2DEC([.M212])" office:value-type="float" office:value="1201155" calcext:value-type="float">
            <text:p>1201155</text:p>
          </table:table-cell>
          <table:table-cell table:style-name="ce31" table:formula="of:=[.L212]/([.N212]/985000)/1024" office:value-type="float" office:value="6.5603523275514" calcext:value-type="float">
            <text:p>6,56</text:p>
          </table:table-cell>
          <table:table-cell table:style-name="ce35" table:formula="of:=[.N212]/985000" office:value-type="float" office:value="1.21944670050761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c1135</text:p>
          </table:table-cell>
          <table:table-cell table:style-name="ce21" table:formula="of:=HEX2DEC([.C213])" office:value-type="float" office:value="1839413" calcext:value-type="float">
            <text:p>1839413</text:p>
          </table:table-cell>
          <table:table-cell table:style-name="ce31" table:formula="of:=[.B213]/([.D213]/985000)/1024" office:value-type="float" office:value="8.35720343001409" calcext:value-type="float">
            <text:p>8,36</text:p>
          </table:table-cell>
          <table:table-cell table:style-name="ce35" table:formula="of:=[.D213]/985000" office:value-type="float" office:value="1.86742436548223" calcext:value-type="float">
            <text:p>1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7c54</text:p>
          </table:table-cell>
          <table:table-cell table:style-name="ce21" table:formula="of:=HEX2DEC([.M213])" office:value-type="float" office:value="1211476" calcext:value-type="float">
            <text:p>1211476</text:p>
          </table:table-cell>
          <table:table-cell table:style-name="ce31" table:formula="of:=[.L213]/([.N213]/985000)/1024" office:value-type="float" office:value="6.50446232529576" calcext:value-type="float">
            <text:p>6,50</text:p>
          </table:table-cell>
          <table:table-cell table:style-name="ce35" table:formula="of:=[.N213]/985000" office:value-type="float" office:value="1.22992487309645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ded16</text:p>
          </table:table-cell>
          <table:table-cell table:style-name="ce21" table:formula="of:=HEX2DEC([.C214])" office:value-type="float" office:value="912662" calcext:value-type="float">
            <text:p>912662</text:p>
          </table:table-cell>
          <table:table-cell table:style-name="ce31" table:formula="of:=[.B214]/([.D214]/985000)/1024" office:value-type="float" office:value="10.794712421603" calcext:value-type="float">
            <text:p>10,79</text:p>
          </table:table-cell>
          <table:table-cell table:style-name="ce35" table:formula="of:=[.D214]/985000" office:value-type="float" office:value="0.926560406091371" calcext:value-type="float">
            <text:p>0,93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df36</text:p>
          </table:table-cell>
          <table:table-cell table:style-name="ce21" table:formula="of:=HEX2DEC([.M214])" office:value-type="float" office:value="1236790" calcext:value-type="float">
            <text:p>1236790</text:p>
          </table:table-cell>
          <table:table-cell table:style-name="ce31" table:formula="of:=[.L214]/([.N214]/985000)/1024" office:value-type="float" office:value="6.37133223910284" calcext:value-type="float">
            <text:p>6,37</text:p>
          </table:table-cell>
          <table:table-cell table:style-name="ce35" table:formula="of:=[.N214]/985000" office:value-type="float" office:value="1.25562436548223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19948816" calcext:value-type="float">
            <text:p>19948816</text:p>
          </table:table-cell>
          <table:table-cell table:style-name="ce32" table:formula="of:=[.B215]/([.D215]/985000)/1024" office:value-type="float" office:value="9.20112148471305" calcext:value-type="float">
            <text:p>9,20</text:p>
          </table:table-cell>
          <table:table-cell table:style-name="ce36" table:formula="of:=[.D215]/985000" office:value-type="float" office:value="20.2526050761421" calcext:value-type="float">
            <text:p>20,25</text:p>
          </table:table-cell>
          <table:table-cell table:style-name="ce95" table:formula="of:=([.E215]-[.E44])/[.E44]*100" office:value-type="float" office:value="3.14263262541496" calcext:value-type="float">
            <text:p>3,14</text:p>
          </table:table-cell>
          <table:table-cell table:style-name="ce95" table:formula="of:=([.E215]-[.O44])/[.O44]*100" office:value-type="float" office:value="14.1679786910662" calcext:value-type="float">
            <text:p>14,17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2660" calcext:value-type="float">
            <text:p>23492660</text:p>
          </table:table-cell>
          <table:table-cell table:style-name="ce32" table:formula="of:=[.L215]/([.N215]/985000)/1024" office:value-type="float" office:value="6.03763047692343" calcext:value-type="float">
            <text:p>6,04</text:p>
          </table:table-cell>
          <table:table-cell table:style-name="ce36" table:formula="of:=[.N215]/985000" office:value-type="float" office:value="23.8504162436548" calcext:value-type="float">
            <text:p>23,8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a8</text:p>
          </table:table-cell>
          <table:table-cell table:style-name="ce21" table:formula="of:=HEX2DEC([.M220])" office:value-type="float" office:value="2068904" calcext:value-type="float">
            <text:p>2068904</text:p>
          </table:table-cell>
          <table:table-cell table:style-name="ce31" table:formula="of:=[.L220]/([.N220]/985000)/1024" office:value-type="float" office:value="8.00531891674287" calcext:value-type="float">
            <text:p>8,01</text:p>
          </table:table-cell>
          <table:table-cell table:style-name="ce35" table:formula="of:=[.N220]/985000" office:value-type="float" office:value="2.10041015228426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ca3e</text:p>
          </table:table-cell>
          <table:table-cell table:style-name="ce21" table:formula="of:=HEX2DEC([.M221])" office:value-type="float" office:value="2017854" calcext:value-type="float">
            <text:p>2017854</text:p>
          </table:table-cell>
          <table:table-cell table:style-name="ce31" table:formula="of:=[.L221]/([.N221]/985000)/1024" office:value-type="float" office:value="8.20784671642497" calcext:value-type="float">
            <text:p>8,21</text:p>
          </table:table-cell>
          <table:table-cell table:style-name="ce35" table:formula="of:=[.N221]/985000" office:value-type="float" office:value="2.04858274111675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d2b</text:p>
          </table:table-cell>
          <table:table-cell table:style-name="ce21" table:formula="of:=HEX2DEC([.M222])" office:value-type="float" office:value="2051371" calcext:value-type="float">
            <text:p>2051371</text:p>
          </table:table-cell>
          <table:table-cell table:style-name="ce31" table:formula="of:=[.L222]/([.N222]/985000)/1024" office:value-type="float" office:value="8.07374011240531" calcext:value-type="float">
            <text:p>8,07</text:p>
          </table:table-cell>
          <table:table-cell table:style-name="ce35" table:formula="of:=[.N222]/985000" office:value-type="float" office:value="2.08261015228426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e9</text:p>
          </table:table-cell>
          <table:table-cell table:style-name="ce21" table:formula="of:=HEX2DEC([.M223])" office:value-type="float" office:value="2070761" calcext:value-type="float">
            <text:p>2070761</text:p>
          </table:table-cell>
          <table:table-cell table:style-name="ce31" table:formula="of:=[.L223]/([.N223]/985000)/1024" office:value-type="float" office:value="7.99813997275639" calcext:value-type="float">
            <text:p>8,00</text:p>
          </table:table-cell>
          <table:table-cell table:style-name="ce35" table:formula="of:=[.N223]/985000" office:value-type="float" office:value="2.1022954314720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ddcb</text:p>
          </table:table-cell>
          <table:table-cell table:style-name="ce21" table:formula="of:=HEX2DEC([.M224])" office:value-type="float" office:value="2088395" calcext:value-type="float">
            <text:p>2088395</text:p>
          </table:table-cell>
          <table:table-cell table:style-name="ce31" table:formula="of:=[.L224]/([.N224]/985000)/1024" office:value-type="float" office:value="7.9306052390113" calcext:value-type="float">
            <text:p>7,93</text:p>
          </table:table-cell>
          <table:table-cell table:style-name="ce35" table:formula="of:=[.N224]/985000" office:value-type="float" office:value="2.12019796954315" calcext:value-type="float">
            <text:p>2,1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e098</text:p>
          </table:table-cell>
          <table:table-cell table:style-name="ce21" table:formula="of:=HEX2DEC([.M225])" office:value-type="float" office:value="2089112" calcext:value-type="float">
            <text:p>2089112</text:p>
          </table:table-cell>
          <table:table-cell table:style-name="ce31" table:formula="of:=[.L225]/([.N225]/985000)/1024" office:value-type="float" office:value="7.92788339166354" calcext:value-type="float">
            <text:p>7,93</text:p>
          </table:table-cell>
          <table:table-cell table:style-name="ce35" table:formula="of:=[.N225]/985000" office:value-type="float" office:value="2.12092588832487" calcext:value-type="float">
            <text:p>2,1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8</text:p>
          </table:table-cell>
          <table:table-cell table:style-name="ce21" table:formula="of:=HEX2DEC([.M226])" office:value-type="float" office:value="2070136" calcext:value-type="float">
            <text:p>2070136</text:p>
          </table:table-cell>
          <table:table-cell table:style-name="ce31" table:formula="of:=[.L226]/([.N226]/985000)/1024" office:value-type="float" office:value="8.00055471144166" calcext:value-type="float">
            <text:p>8,00</text:p>
          </table:table-cell>
          <table:table-cell table:style-name="ce35" table:formula="of:=[.N226]/985000" office:value-type="float" office:value="2.101660913705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41</text:p>
          </table:table-cell>
          <table:table-cell table:style-name="ce21" table:formula="of:=HEX2DEC([.M227])" office:value-type="float" office:value="2070593" calcext:value-type="float">
            <text:p>2070593</text:p>
          </table:table-cell>
          <table:table-cell table:style-name="ce31" table:formula="of:=[.L227]/([.N227]/985000)/1024" office:value-type="float" office:value="7.99878891125634" calcext:value-type="float">
            <text:p>8,00</text:p>
          </table:table-cell>
          <table:table-cell table:style-name="ce35" table:formula="of:=[.N227]/985000" office:value-type="float" office:value="2.10212487309645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fdf5</text:p>
          </table:table-cell>
          <table:table-cell table:style-name="ce21" table:formula="of:=HEX2DEC([.M228])" office:value-type="float" office:value="2096629" calcext:value-type="float">
            <text:p>2096629</text:p>
          </table:table-cell>
          <table:table-cell table:style-name="ce31" table:formula="of:=[.L228]/([.N228]/985000)/1024" office:value-type="float" office:value="7.89945971753944" calcext:value-type="float">
            <text:p>7,90</text:p>
          </table:table-cell>
          <table:table-cell table:style-name="ce35" table:formula="of:=[.N228]/985000" office:value-type="float" office:value="2.1285573604060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9325</text:p>
          </table:table-cell>
          <table:table-cell table:style-name="ce21" table:formula="of:=HEX2DEC([.M229])" office:value-type="float" office:value="1938213" calcext:value-type="float">
            <text:p>1938213</text:p>
          </table:table-cell>
          <table:table-cell table:style-name="ce31" table:formula="of:=[.L229]/([.N229]/985000)/1024" office:value-type="float" office:value="8.54510640890604" calcext:value-type="float">
            <text:p>8,55</text:p>
          </table:table-cell>
          <table:table-cell table:style-name="ce35" table:formula="of:=[.N229]/985000" office:value-type="float" office:value="1.96772893401015" calcext:value-type="float">
            <text:p>1,9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c8de</text:p>
          </table:table-cell>
          <table:table-cell table:style-name="ce21" table:formula="of:=HEX2DEC([.M230])" office:value-type="float" office:value="1886430" calcext:value-type="float">
            <text:p>1886430</text:p>
          </table:table-cell>
          <table:table-cell table:style-name="ce31" table:formula="of:=[.L230]/([.N230]/985000)/1024" office:value-type="float" office:value="8.77967182886457" calcext:value-type="float">
            <text:p>8,78</text:p>
          </table:table-cell>
          <table:table-cell table:style-name="ce35" table:formula="of:=[.N230]/985000" office:value-type="float" office:value="1.91515736040609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fc42</text:p>
          </table:table-cell>
          <table:table-cell table:style-name="ce21" table:formula="of:=HEX2DEC([.M231])" office:value-type="float" office:value="1899586" calcext:value-type="float">
            <text:p>1899586</text:p>
          </table:table-cell>
          <table:table-cell table:style-name="ce31" table:formula="of:=[.L231]/([.N231]/985000)/1024" office:value-type="float" office:value="8.71886628356126" calcext:value-type="float">
            <text:p>8,72</text:p>
          </table:table-cell>
          <table:table-cell table:style-name="ce35" table:formula="of:=[.N231]/985000" office:value-type="float" office:value="1.9285137055837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18d5</text:p>
          </table:table-cell>
          <table:table-cell table:style-name="ce21" table:formula="of:=HEX2DEC([.M232])" office:value-type="float" office:value="1906901" calcext:value-type="float">
            <text:p>1906901</text:p>
          </table:table-cell>
          <table:table-cell table:style-name="ce31" table:formula="of:=[.L232]/([.N232]/985000)/1024" office:value-type="float" office:value="8.68542012832601" calcext:value-type="float">
            <text:p>8,69</text:p>
          </table:table-cell>
          <table:table-cell table:style-name="ce35" table:formula="of:=[.N232]/985000" office:value-type="float" office:value="1.93594010152284" calcext:value-type="float">
            <text:p>1,9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f948</text:p>
          </table:table-cell>
          <table:table-cell table:style-name="ce21" table:formula="of:=HEX2DEC([.M233])" office:value-type="float" office:value="2095432" calcext:value-type="float">
            <text:p>2095432</text:p>
          </table:table-cell>
          <table:table-cell table:style-name="ce31" table:formula="of:=[.L233]/([.N233]/985000)/1024" office:value-type="float" office:value="7.90397222535735" calcext:value-type="float">
            <text:p>7,90</text:p>
          </table:table-cell>
          <table:table-cell table:style-name="ce35" table:formula="of:=[.N233]/985000" office:value-type="float" office:value="2.1273421319797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7cb8</text:p>
          </table:table-cell>
          <table:table-cell table:style-name="ce21" table:formula="of:=HEX2DEC([.M234])" office:value-type="float" office:value="1998008" calcext:value-type="float">
            <text:p>1998008</text:p>
          </table:table-cell>
          <table:table-cell table:style-name="ce31" table:formula="of:=[.L234]/([.N234]/985000)/1024" office:value-type="float" office:value="8.28937438094592" calcext:value-type="float">
            <text:p>8,29</text:p>
          </table:table-cell>
          <table:table-cell table:style-name="ce35" table:formula="of:=[.N234]/985000" office:value-type="float" office:value="2.0284345177665" calcext:value-type="float">
            <text:p>2,0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/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E238]-[.O21])/[.O21]*100" office:value-type="float" office:value="21.9020994785754" calcext:value-type="float">
            <text:p>21,90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0:.L237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0:.N237])" office:value-type="float" office:value="30348325" calcext:value-type="float">
            <text:p>30348325</text:p>
          </table:table-cell>
          <table:table-cell table:style-name="ce32" table:formula="of:=[.L238]/([.N238]/985000)/1024" office:value-type="float" office:value="8.18607105736066" calcext:value-type="float">
            <text:p>8,19</text:p>
          </table:table-cell>
          <table:table-cell table:style-name="ce36" table:formula="of:=[.N238]/985000" office:value-type="float" office:value="30.8104822335025" calcext:value-type="float">
            <text:p>30,81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146f99</text:p>
          </table:table-cell>
          <table:table-cell table:style-name="ce21" table:formula="of:=HEX2DEC([.C243])" office:value-type="float" office:value="1339289" calcext:value-type="float">
            <text:p>1339289</text:p>
          </table:table-cell>
          <table:table-cell table:style-name="ce31" table:formula="of:=[.B243]/([.D243]/985000)/1024" office:value-type="float" office:value="2.07280428972014" calcext:value-type="float">
            <text:p>2,07</text:p>
          </table:table-cell>
          <table:table-cell table:style-name="ce35" table:formula="of:=[.D243]/985000" office:value-type="float" office:value="1.35968426395939" calcext:value-type="float">
            <text:p>1,36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515a2e</text:p>
          </table:table-cell>
          <table:table-cell table:style-name="ce21" table:formula="of:=HEX2DEC([.C244])" office:value-type="float" office:value="5331502" calcext:value-type="float">
            <text:p>5331502</text:p>
          </table:table-cell>
          <table:table-cell table:style-name="ce31" table:formula="of:=[.B244]/([.D244]/985000)/1024" office:value-type="float" office:value="3.93082881328517" calcext:value-type="float">
            <text:p>3,93</text:p>
          </table:table-cell>
          <table:table-cell table:style-name="ce35" table:formula="of:=[.D244]/985000" office:value-type="float" office:value="5.4126923857868" calcext:value-type="float">
            <text:p>5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93878</text:p>
          </table:table-cell>
          <table:table-cell table:style-name="ce21" table:formula="of:=HEX2DEC([.C245])" office:value-type="float" office:value="1652856" calcext:value-type="float">
            <text:p>1652856</text:p>
          </table:table-cell>
          <table:table-cell table:style-name="ce31" table:formula="of:=[.B245]/([.D245]/985000)/1024" office:value-type="float" office:value="2.78880446179219" calcext:value-type="float">
            <text:p>2,79</text:p>
          </table:table-cell>
          <table:table-cell table:style-name="ce35" table:formula="of:=[.D245]/985000" office:value-type="float" office:value="1.67802639593909" calcext:value-type="float">
            <text:p>1,6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9aad3</text:p>
          </table:table-cell>
          <table:table-cell table:style-name="ce21" table:formula="of:=HEX2DEC([.C246])" office:value-type="float" office:value="633555" calcext:value-type="float">
            <text:p>633555</text:p>
          </table:table-cell>
          <table:table-cell table:style-name="ce31" table:formula="of:=[.B246]/([.D246]/985000)/1024" office:value-type="float" office:value="3.91868140147659" calcext:value-type="float">
            <text:p>3,92</text:p>
          </table:table-cell>
          <table:table-cell table:style-name="ce35" table:formula="of:=[.D246]/985000" office:value-type="float" office:value="0.643203045685279" calcext:value-type="float">
            <text:p>0,6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22d4ac</text:p>
          </table:table-cell>
          <table:table-cell table:style-name="ce21" table:formula="of:=HEX2DEC([.C247])" office:value-type="float" office:value="2282668" calcext:value-type="float">
            <text:p>2282668</text:p>
          </table:table-cell>
          <table:table-cell table:style-name="ce31" table:formula="of:=[.B247]/([.D247]/985000)/1024" office:value-type="float" office:value="4.21862560814253" calcext:value-type="float">
            <text:p>4,22</text:p>
          </table:table-cell>
          <table:table-cell table:style-name="ce35" table:formula="of:=[.D247]/985000" office:value-type="float" office:value="2.31742944162437" calcext:value-type="float">
            <text:p>2,3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143062</text:p>
          </table:table-cell>
          <table:table-cell table:style-name="ce21" table:formula="of:=HEX2DEC([.C248])" office:value-type="float" office:value="1323106" calcext:value-type="float">
            <text:p>1323106</text:p>
          </table:table-cell>
          <table:table-cell table:style-name="ce31" table:formula="of:=[.B248]/([.D248]/985000)/1024" office:value-type="float" office:value="3.24392795957013" calcext:value-type="float">
            <text:p>3,24</text:p>
          </table:table-cell>
          <table:table-cell table:style-name="ce35" table:formula="of:=[.D248]/985000" office:value-type="float" office:value="1.34325482233503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5faf4</text:p>
          </table:table-cell>
          <table:table-cell table:style-name="ce21" table:formula="of:=HEX2DEC([.C249])" office:value-type="float" office:value="391924" calcext:value-type="float">
            <text:p>391924</text:p>
          </table:table-cell>
          <table:table-cell table:style-name="ce31" table:formula="of:=[.B249]/([.D249]/985000)/1024" office:value-type="float" office:value="2.86666707065656" calcext:value-type="float">
            <text:p>2,87</text:p>
          </table:table-cell>
          <table:table-cell table:style-name="ce35" table:formula="of:=[.D249]/985000" office:value-type="float" office:value="0.397892385786802" calcext:value-type="float">
            <text:p>0,4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de0f</text:p>
          </table:table-cell>
          <table:table-cell table:style-name="ce21" table:formula="of:=HEX2DEC([.C250])" office:value-type="float" office:value="187919" calcext:value-type="float">
            <text:p>187919</text:p>
          </table:table-cell>
          <table:table-cell table:style-name="ce31" table:formula="of:=[.B250]/([.D250]/985000)/1024" office:value-type="float" office:value="2.47236571175613" calcext:value-type="float">
            <text:p>2,47</text:p>
          </table:table-cell>
          <table:table-cell table:style-name="ce35" table:formula="of:=[.D250]/985000" office:value-type="float" office:value="0.190780710659898" calcext:value-type="float">
            <text:p>0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11d9a9</text:p>
          </table:table-cell>
          <table:table-cell table:style-name="ce21" table:formula="of:=HEX2DEC([.C251])" office:value-type="float" office:value="1169833" calcext:value-type="float">
            <text:p>1169833</text:p>
          </table:table-cell>
          <table:table-cell table:style-name="ce31" table:formula="of:=[.B251]/([.D251]/985000)/1024" office:value-type="float" office:value="2.96755849045334" calcext:value-type="float">
            <text:p>2,97</text:p>
          </table:table-cell>
          <table:table-cell table:style-name="ce35" table:formula="of:=[.D251]/985000" office:value-type="float" office:value="1.18764771573604" calcext:value-type="float">
            <text:p>1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14c1db</text:p>
          </table:table-cell>
          <table:table-cell table:style-name="ce21" table:formula="of:=HEX2DEC([.C252])" office:value-type="float" office:value="1360347" calcext:value-type="float">
            <text:p>1360347</text:p>
          </table:table-cell>
          <table:table-cell table:style-name="ce31" table:formula="of:=[.B252]/([.D252]/985000)/1024" office:value-type="float" office:value="2.63044672609268" calcext:value-type="float">
            <text:p>2,63</text:p>
          </table:table-cell>
          <table:table-cell table:style-name="ce35" table:formula="of:=[.D252]/985000" office:value-type="float" office:value="1.38106294416244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249c32</text:p>
          </table:table-cell>
          <table:table-cell table:style-name="ce21" table:formula="of:=HEX2DEC([.C253])" office:value-type="float" office:value="2399282" calcext:value-type="float">
            <text:p>2399282</text:p>
          </table:table-cell>
          <table:table-cell table:style-name="ce31" table:formula="of:=[.B253]/([.D253]/985000)/1024" office:value-type="float" office:value="4.03403155480473" calcext:value-type="float">
            <text:p>4,03</text:p>
          </table:table-cell>
          <table:table-cell table:style-name="ce35" table:formula="of:=[.D253]/985000" office:value-type="float" office:value="2.4358192893401" calcext:value-type="float">
            <text:p>2,4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b87aa</text:p>
          </table:table-cell>
          <table:table-cell table:style-name="ce21" table:formula="of:=HEX2DEC([.C254])" office:value-type="float" office:value="755626" calcext:value-type="float">
            <text:p>755626</text:p>
          </table:table-cell>
          <table:table-cell table:style-name="ce31" table:formula="of:=[.B254]/([.D254]/985000)/1024" office:value-type="float" office:value="3.15450109826157" calcext:value-type="float">
            <text:p>3,15</text:p>
          </table:table-cell>
          <table:table-cell table:style-name="ce35" table:formula="of:=[.D254]/985000" office:value-type="float" office:value="0.767132994923858" calcext:value-type="float">
            <text:p>0,7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14bd03</text:p>
          </table:table-cell>
          <table:table-cell table:style-name="ce21" table:formula="of:=HEX2DEC([.C255])" office:value-type="float" office:value="1359107" calcext:value-type="float">
            <text:p>1359107</text:p>
          </table:table-cell>
          <table:table-cell table:style-name="ce31" table:formula="of:=[.B255]/([.D255]/985000)/1024" office:value-type="float" office:value="2.8090775149142" calcext:value-type="float">
            <text:p>2,81</text:p>
          </table:table-cell>
          <table:table-cell table:style-name="ce35" table:formula="of:=[.D255]/985000" office:value-type="float" office:value="1.37980406091371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51a4</text:p>
          </table:table-cell>
          <table:table-cell table:style-name="ce21" table:formula="of:=HEX2DEC([.C256])" office:value-type="float" office:value="217508" calcext:value-type="float">
            <text:p>217508</text:p>
          </table:table-cell>
          <table:table-cell table:style-name="ce31" table:formula="of:=[.B256]/([.D256]/985000)/1024" office:value-type="float" office:value="3.83866987076337" calcext:value-type="float">
            <text:p>3,84</text:p>
          </table:table-cell>
          <table:table-cell table:style-name="ce35" table:formula="of:=[.D256]/985000" office:value-type="float" office:value="0.220820304568528" calcext:value-type="float">
            <text:p>0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c10a6</text:p>
          </table:table-cell>
          <table:table-cell table:style-name="ce21" table:formula="of:=HEX2DEC([.C257])" office:value-type="float" office:value="790694" calcext:value-type="float">
            <text:p>790694</text:p>
          </table:table-cell>
          <table:table-cell table:style-name="ce31" table:formula="of:=[.B257]/([.D257]/985000)/1024" office:value-type="float" office:value="2.085156461444" calcext:value-type="float">
            <text:p>2,09</text:p>
          </table:table-cell>
          <table:table-cell table:style-name="ce35" table:formula="of:=[.D257]/985000" office:value-type="float" office:value="0.802735025380711" calcext:value-type="float">
            <text:p>0,8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131112</text:p>
          </table:table-cell>
          <table:table-cell table:style-name="ce21" table:formula="of:=HEX2DEC([.C258])" office:value-type="float" office:value="1249554" calcext:value-type="float">
            <text:p>1249554</text:p>
          </table:table-cell>
          <table:table-cell table:style-name="ce31" table:formula="of:=[.B258]/([.D258]/985000)/1024" office:value-type="float" office:value="2.69124148496183" calcext:value-type="float">
            <text:p>2,69</text:p>
          </table:table-cell>
          <table:table-cell table:style-name="ce35" table:formula="of:=[.D258]/985000" office:value-type="float" office:value="1.26858274111675" calcext:value-type="float">
            <text:p>1,2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295f4e</text:p>
          </table:table-cell>
          <table:table-cell table:style-name="ce21" table:formula="of:=HEX2DEC([.C259])" office:value-type="float" office:value="2711374" calcext:value-type="float">
            <text:p>2711374</text:p>
          </table:table-cell>
          <table:table-cell table:style-name="ce31" table:formula="of:=[.B259]/([.D259]/985000)/1024" office:value-type="float" office:value="3.75098285327384" calcext:value-type="float">
            <text:p>3,75</text:p>
          </table:table-cell>
          <table:table-cell table:style-name="ce35" table:formula="of:=[.D259]/985000" office:value-type="float" office:value="2.75266395939086" calcext:value-type="float">
            <text:p>2,7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12fcfe</text:p>
          </table:table-cell>
          <table:table-cell table:style-name="ce21" table:formula="of:=HEX2DEC([.C260])" office:value-type="float" office:value="1244414" calcext:value-type="float">
            <text:p>1244414</text:p>
          </table:table-cell>
          <table:table-cell table:style-name="ce31" table:formula="of:=[.B260]/([.D260]/985000)/1024" office:value-type="float" office:value="3.59747483303386" calcext:value-type="float">
            <text:p>3,60</text:p>
          </table:table-cell>
          <table:table-cell table:style-name="ce35" table:formula="of:=[.D260]/985000" office:value-type="float" office:value="1.26336446700508" calcext:value-type="float">
            <text:p>1,26</text:p>
          </table:table-cell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43:.B260])" office:value-type="float" office:value="93313" calcext:value-type="float">
            <text:p>93313</text:p>
          </table:table-cell>
          <table:table-cell table:style-name="ce28"/>
          <table:table-cell table:style-name="ce22" table:formula="of:=SUM([.D243:.D260])" office:value-type="float" office:value="26400558" calcext:value-type="float">
            <text:p>26400558</text:p>
          </table:table-cell>
          <table:table-cell table:style-name="ce32" table:formula="of:=[.B261]/([.D261]/985000)/1024" office:value-type="float" office:value="3.39989355202502" calcext:value-type="float">
            <text:p>3,40</text:p>
          </table:table-cell>
          <table:table-cell table:style-name="ce36" table:formula="of:=[.D261]/985000" office:value-type="float" office:value="26.8025969543147" calcext:value-type="float">
            <text:p>26,8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31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.00.0000</text:date>, <text:time style:data-style-name="N2" text:time-value="10:12:05.5666021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10T12:31:06.824661466</dc:date>
    <meta:editing-duration>P13DT45M3S</meta:editing-duration>
    <meta:editing-cycles>182</meta:editing-cycles>
    <meta:generator>LibreOffice/6.4.7.2$Linux_X86_64 LibreOffice_project/40$Build-2</meta:generator>
    <meta:document-statistic meta:table-count="1" meta:cell-count="1931" meta:object-count="0"/>
  </office:meta>
</office:document-meta>
</file>